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cm" fo:min-width="9.1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3.3cm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3.1cm"/>
    </style:style>
    <style:style style:name="gr4" style:family="graphic" style:parent-style-name="standard">
      <style:graphic-properties draw:textarea-horizontal-align="justify" draw:textarea-vertical-align="middle" draw:auto-grow-height="false" fo:min-height="1.95cm" fo:min-width="4.3cm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4.5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85cm" fo:min-width="4.1cm"/>
    </style:style>
    <style:style style:name="gr8" style:family="graphic" style:parent-style-name="standard">
      <style:graphic-properties draw:stroke="none" svg:stroke-color="#000000" draw:fill="none" draw:fill-color="#ffffff" fo:min-height="1.5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3.25cm"/>
    </style:style>
    <style:style style:name="gr11" style:family="graphic" style:parent-style-name="standard">
      <style:graphic-properties draw:stroke="none" svg:stroke-color="#000000" draw:fill="none" draw:fill-color="#ffffff" fo:min-height="3.85cm"/>
    </style:style>
    <style:style style:name="gr12" style:family="graphic" style:parent-style-name="standard">
      <style:graphic-properties draw:stroke="none" svg:stroke-color="#000000" draw:fill="none" draw:fill-color="#ffffff" fo:min-height="3.35cm"/>
    </style:style>
    <style:style style:name="gr13" style:family="graphic" style:parent-style-name="standard">
      <style:graphic-properties draw:stroke="none" svg:stroke-color="#000000" draw:fill="none" draw:fill-color="#ffffff" fo:min-height="1.25cm"/>
    </style:style>
    <style:style style:name="gr14" style:family="graphic" style:parent-style-name="standard">
      <style:graphic-properties draw:textarea-horizontal-align="justify" draw:textarea-vertical-align="middle" draw:auto-grow-height="false" fo:min-height="0.6cm" fo:min-width="0.45cm"/>
    </style:style>
    <style:style style:name="gr15" style:family="graphic" style:parent-style-name="standard">
      <style:graphic-properties draw:textarea-horizontal-align="justify" draw:textarea-vertical-align="middle" draw:auto-grow-height="false" fo:min-height="1.65cm" fo:min-width="3.8cm"/>
    </style:style>
    <style:style style:name="gr16" style:family="graphic" style:parent-style-name="standard">
      <style:graphic-properties draw:textarea-horizontal-align="justify" draw:textarea-vertical-align="middle" draw:auto-grow-height="false" fo:min-height="1.55cm" fo:min-width="2.9cm"/>
    </style:style>
    <style:style style:name="gr17" style:family="graphic" style:parent-style-name="standard">
      <style:graphic-properties draw:stroke="none" svg:stroke-color="#000000" draw:fill="none" draw:fill-color="#ffffff" fo:min-height="6.0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9.6cm" svg:height="1.6cm" svg:x="5.2cm" svg:y="1.8cm">
          <text:p text:style-name="P1">Main_Progra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" draw:id="id1" draw:layer="layout" svg:width="3.8cm" svg:height="1.6cm" svg:x="1.2cm" svg:y="7cm">
          <text:p text:style-name="P1">Country li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" draw:id="id3" draw:layer="layout" svg:width="3.6cm" svg:height="1.2cm" svg:x="1.3cm" svg:y="11.6cm">
          <text:p text:style-name="P1">Capital li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5" draw:id="id5" draw:layer="layout" svg:width="4.8cm" svg:height="2.2cm" svg:x="12.3cm" svg:y="7.1cm">
          <text:p text:style-name="P1">Ask Question /</text:p>
          <text:p text:style-name="P1">GET answ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6" draw:id="id6" draw:layer="layout" svg:width="5cm" svg:height="1.6cm" svg:x="14.8cm" svg:y="14.4cm">
          <text:p text:style-name="P1">DISPLAY answer</text:p>
          <text:p text:style-name="P1">True/fals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3.1cm" svg:y1="7cm" svg:x2="5.2cm" svg:y2="2.6cm" draw:start-shape="id1" draw:start-glue-point="4" draw:end-shape="id2" draw:end-glue-point="5" svg:d="M3100 7000v-4400h2100" svg:viewBox="0 0 2101 4401">
          <text:p/>
        </draw:connector>
        <draw:connector draw:style-name="gr6" draw:text-style-name="P1" draw:layer="layout" draw:line-skew="1.799cm" svg:x1="3.1cm" svg:y1="11.6cm" svg:x2="10cm" svg:y2="3.4cm" draw:start-shape="id3" draw:start-glue-point="4" draw:end-shape="id2" draw:end-glue-point="6" svg:d="M3100 11600v-2300h6900v-5900" svg:viewBox="0 0 6901 8201">
          <text:p/>
        </draw:connector>
        <draw:custom-shape draw:style-name="gr7" draw:text-style-name="P1" xml:id="id4" draw:id="id4" draw:layer="layout" svg:width="4.6cm" svg:height="1.1cm" svg:x="7.6cm" svg:y="12.7cm">
          <text:p text:style-name="P1">Process lists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layer="layout" svg:width="5.3cm" svg:height="1.8cm" svg:x="3.342cm" svg:y="5.1cm">
          <draw:text-box>
            <text:p>CO</text:p>
          </draw:text-box>
        </draw:frame>
        <draw:line draw:style-name="gr9" draw:text-style-name="P1" draw:layer="layout" svg:x1="3.4cm" svg:y1="6.5cm" svg:x2="3.4cm" svg:y2="4.6cm">
          <text:p/>
        </draw:line>
        <draw:frame draw:style-name="gr10" draw:layer="layout" svg:width="5.3cm" svg:height="3.5cm" svg:x="3.7cm" svg:y="10.3cm">
          <draw:text-box>
            <text:p>CA</text:p>
          </draw:text-box>
        </draw:frame>
        <draw:line draw:style-name="gr9" draw:text-style-name="P1" draw:layer="layout" svg:x1="3.5cm" svg:y1="11.3cm" svg:x2="3.5cm" svg:y2="9.9cm">
          <text:p/>
        </draw:line>
        <draw:connector draw:style-name="gr6" draw:text-style-name="P1" draw:layer="layout" draw:line-skew="-1.451cm" svg:x1="10cm" svg:y1="3.4cm" svg:x2="9.9cm" svg:y2="12.7cm" draw:start-shape="id2" draw:start-glue-point="6" draw:end-shape="id4" draw:end-glue-point="4" svg:d="M10000 3400v3200h-100v6100" svg:viewBox="0 0 101 9301">
          <text:p/>
        </draw:connector>
        <draw:frame draw:style-name="gr11" draw:layer="layout" svg:width="4.1cm" svg:height="4.1cm" svg:x="6.9cm" svg:y="10.6cm">
          <draw:text-box>
            <text:p>CO/CA</text:p>
          </draw:text-box>
        </draw:frame>
        <draw:line draw:style-name="gr9" draw:text-style-name="P1" draw:layer="layout" svg:x1="9.5cm" svg:y1="10.5cm" svg:x2="9.5cm" svg:y2="11.8cm">
          <text:p/>
        </draw:line>
        <draw:frame draw:style-name="gr12" draw:layer="layout" svg:width="4.3cm" svg:height="3.6cm" svg:x="10.1cm" svg:y="10.6cm">
          <draw:text-box>
            <text:p>PCO/PCA</text:p>
          </draw:text-box>
        </draw:frame>
        <draw:line draw:style-name="gr9" draw:text-style-name="P1" draw:layer="layout" svg:x1="10.2cm" svg:y1="11.8cm" svg:x2="10.2cm" svg:y2="10.1cm">
          <text:p/>
        </draw:line>
        <draw:connector draw:style-name="gr6" draw:text-style-name="P1" draw:layer="layout" draw:line-skew="-1.601cm" svg:x1="14.7cm" svg:y1="7.1cm" svg:x2="10cm" svg:y2="3.4cm" draw:start-shape="id5" draw:start-glue-point="4" draw:end-shape="id2" draw:end-glue-point="6" svg:d="M14700 7100v-3450h-4700v-250" svg:viewBox="0 0 4701 3701">
          <text:p/>
        </draw:connector>
        <draw:frame draw:style-name="gr8" draw:layer="layout" svg:width="4.4cm" svg:height="1.8cm" svg:x="11cm" svg:y="5.3cm">
          <draw:text-box>
            <text:p>PCO/PCA</text:p>
          </draw:text-box>
        </draw:frame>
        <draw:line draw:style-name="gr9" draw:text-style-name="P1" draw:layer="layout" svg:x1="14.4cm" svg:y1="5.2cm" svg:x2="14.4cm" svg:y2="6.7cm">
          <text:p/>
        </draw:line>
        <draw:line draw:style-name="gr9" draw:text-style-name="P1" draw:layer="layout" svg:x1="15cm" svg:y1="6.5cm" svg:x2="15cm" svg:y2="5.2cm">
          <text:p/>
        </draw:line>
        <draw:frame draw:style-name="gr13" draw:layer="layout" svg:width="1.8cm" svg:height="1.5cm" svg:x="15cm" svg:y="5.4cm">
          <draw:text-box>
            <text:p>A</text:p>
          </draw:text-box>
        </draw:frame>
        <draw:connector draw:style-name="gr6" draw:text-style-name="P1" draw:layer="layout" svg:x1="14.8cm" svg:y1="2.6cm" svg:x2="17.3cm" svg:y2="14.4cm" draw:start-shape="id2" draw:start-glue-point="7" draw:end-shape="id6" draw:end-glue-point="4" svg:d="M14800 2600h2500v11800" svg:viewBox="0 0 2501 11801">
          <text:p/>
        </draw:connector>
        <draw:line draw:style-name="gr9" draw:text-style-name="P1" draw:layer="layout" svg:x1="16.8cm" svg:y1="12cm" svg:x2="16.8cm" svg:y2="13.5cm">
          <text:p/>
        </draw:line>
        <draw:frame draw:style-name="gr8" draw:layer="layout" svg:width="1.9cm" svg:height="1.8cm" svg:x="15.7cm" svg:y="12.2cm">
          <draw:text-box>
            <text:p>A</text:p>
          </draw:text-box>
        </draw:frame>
        <draw:custom-shape draw:style-name="gr14" draw:text-style-name="P1" xml:id="id8" draw:id="id8" draw:layer="layout" svg:width="1.9cm" svg:height="1.7cm" svg:x="16.4cm" svg:y="16cm">
          <text:p text:style-name="P1">1.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7" draw:id="id7" draw:layer="layout" svg:width="4.3cm" svg:height="1.9cm" svg:x="9.1cm" svg:y="16.3cm">
          <text:p text:style-name="P1">Answer</text:p>
          <text:p text:style-name="P1">Tru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13.4cm" svg:y1="17.25cm" svg:x2="16.4cm" svg:y2="16.85cm" draw:start-shape="id7" draw:start-glue-point="7" draw:end-shape="id8" draw:end-glue-point="5" svg:d="M13400 17250h1501v-400h1499" svg:viewBox="0 0 3001 401">
          <text:p/>
        </draw:connector>
        <draw:custom-shape draw:style-name="gr16" draw:text-style-name="P1" xml:id="id9" draw:id="id9" draw:layer="layout" svg:width="3.4cm" svg:height="1.8cm" svg:x="13.7cm" svg:y="18.4cm">
          <text:p text:style-name="P1">Answer</text:p>
          <text:p text:style-name="P1">Fals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15.4cm" svg:y1="18.4cm" svg:x2="17.35cm" svg:y2="17.7cm" draw:start-shape="id9" draw:start-glue-point="4" draw:end-shape="id8" draw:end-glue-point="6" svg:d="M15400 18400v-349h1950v-351" svg:viewBox="0 0 1951 701">
          <text:p/>
        </draw:connector>
        <draw:frame draw:style-name="gr17" draw:layer="layout" svg:width="8.3cm" svg:height="7.361cm" svg:x="1.6cm" svg:y="18.5cm">
          <draw:text-box>
            <text:p>Key</text:p>
            <text:p>1. If answer is true</text:p>
            <text:p>DISPLAY “That is correct”</text:p>
            <text:p>False Display “That is wrong”</text:p>
            <text:p>CO = Country list</text:p>
            <text:p>CA = Capital list</text:p>
            <text:p>PCO = Process Country list</text:p>
            <text:p>PCA = Process Capital list</text:p>
            <text:p>A = Answ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8T22:58:39.611000000</meta:creation-date>
    <dc:date>2015-01-08T23:32:39.303000000</dc:date>
    <meta:editing-duration>PT3M8S</meta:editing-duration>
    <meta:editing-cycles>1</meta:editing-cycles>
    <meta:document-statistic meta:object-count="31"/>
    <meta:generator>LibreOffice/4.3.2.2$Windows_x86 LibreOffice_project/edfb5295ba211bd31ad47d0bad0118690f76407d</meta:generator>
  </office:meta>
</office:document-meta>
</file>